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05061e" officeooo:paragraph-rsid="00154dc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0fbb91" officeooo:paragraph-rsid="00154dc1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Arial" fo:font-size="12pt" fo:font-style="normal" officeooo:rsid="0015fc39" officeooo:paragraph-rsid="0015fc39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text-properties style:font-name="Arial" fo:font-size="12pt" fo:font-style="normal" officeooo:rsid="00165ace" officeooo:paragraph-rsid="00165ace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Arial" fo:font-size="12pt" fo:font-style="normal" fo:font-weight="bold" officeooo:rsid="0016ef3a" officeooo:paragraph-rsid="0016ef3a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Arial" fo:font-size="12pt" fo:font-style="normal" fo:font-weight="bold" officeooo:rsid="001daae5" officeooo:paragraph-rsid="001daae5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2">
      <style:text-properties style:font-name="Arial" fo:font-size="12pt" fo:font-style="normal" fo:font-weight="normal" officeooo:rsid="0016ef3a" officeooo:paragraph-rsid="0016ef3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text-properties style:font-name="Arial" fo:font-size="12pt" fo:font-style="normal" fo:font-weight="normal" officeooo:rsid="00185103" officeooo:paragraph-rsid="0018510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text-properties style:font-name="Arial" fo:font-size="12pt" fo:font-style="normal" fo:font-weight="normal" officeooo:rsid="00189906" officeooo:paragraph-rsid="0018990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text-properties style:font-name="Arial" fo:font-size="12pt" fo:font-style="normal" fo:font-weight="normal" officeooo:rsid="001b5cbb" officeooo:paragraph-rsid="001b5cbb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style:font-name="Arial" fo:font-size="12pt" fo:font-style="italic" officeooo:rsid="00165ace" officeooo:paragraph-rsid="00165ace" style:font-size-asian="12pt" style:font-style-asian="italic" style:font-size-complex="12pt" style:font-style-complex="italic"/>
    </style:style>
    <style:style style:name="P12" style:family="paragraph" style:parent-style-name="Standard" style:list-style-name="L2">
      <style:text-properties style:font-name="Arial" fo:font-size="12pt" fo:font-style="italic" fo:font-weight="normal" officeooo:rsid="0015fc39" officeooo:paragraph-rsid="0016ef3a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Arial" fo:font-size="12pt" fo:font-style="italic" fo:font-weight="normal" officeooo:rsid="001becc9" officeooo:paragraph-rsid="001becc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4">
      <style:text-properties style:font-name="Arial" fo:font-size="12pt" fo:font-style="italic" fo:font-weight="normal" officeooo:rsid="001becc9" officeooo:paragraph-rsid="001becc9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font-name="Arial" officeooo:rsid="00154dc1" officeooo:paragraph-rsid="00154dc1"/>
    </style:style>
    <style:style style:name="P16" style:family="paragraph" style:parent-style-name="Standard" style:list-style-name="L1">
      <style:text-properties style:font-name="Arial" officeooo:rsid="0015b75f" officeooo:paragraph-rsid="0015b75f"/>
    </style:style>
    <style:style style:name="P17" style:family="paragraph" style:parent-style-name="Standard" style:list-style-name="L1">
      <style:text-properties style:font-name="Arial" fo:font-style="normal" officeooo:rsid="0015b75f" officeooo:paragraph-rsid="0015b75f" style:font-style-asian="normal" style:font-style-complex="normal"/>
    </style:style>
    <style:style style:name="P18" style:family="paragraph" style:parent-style-name="Standard" style:list-style-name="L2">
      <style:text-properties style:font-name="Arial" fo:font-style="normal" officeooo:rsid="0015b75f" officeooo:paragraph-rsid="0016ef3a" style:font-style-asian="normal" style:font-style-complex="normal"/>
    </style:style>
    <style:style style:name="P19" style:family="paragraph" style:parent-style-name="Standard" style:list-style-name="L1">
      <style:text-properties style:font-name="Arial" fo:font-style="italic" officeooo:rsid="0015fc39" officeooo:paragraph-rsid="0015fc39" style:font-style-asian="italic" style:font-style-complex="italic"/>
    </style:style>
    <style:style style:name="P20" style:family="paragraph" style:parent-style-name="Standard" style:list-style-name="L1">
      <style:text-properties style:font-name="Arial" fo:font-size="10pt" fo:font-style="italic" officeooo:rsid="00165ace" officeooo:paragraph-rsid="00165ace" style:font-size-asian="10pt" style:font-style-asian="italic" style:font-size-complex="10pt" style:font-style-complex="italic"/>
    </style:style>
    <style:style style:name="P21" style:family="paragraph" style:parent-style-name="Standard" style:list-style-name="L1">
      <style:paragraph-properties fo:text-align="center" style:justify-single-word="false"/>
      <style:text-properties style:font-name="Arial" fo:font-size="10pt" fo:font-style="italic" fo:font-weight="bold" officeooo:rsid="00165ace" officeooo:paragraph-rsid="00165ace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 style:list-style-name="L1">
      <style:text-properties style:font-name="Arial" fo:font-size="10pt" fo:font-style="normal" officeooo:rsid="00165ace" officeooo:paragraph-rsid="00165ace" style:font-size-asian="10pt" style:font-style-asian="normal" style:font-size-complex="10pt" style:font-style-complex="normal"/>
    </style:style>
    <style:style style:name="P23" style:family="paragraph" style:parent-style-name="Standard" style:list-style-name="L2">
      <style:text-properties style:font-name="Arial" fo:font-size="8pt" fo:font-style="italic" fo:font-weight="bold" officeooo:rsid="0016ef3a" officeooo:paragraph-rsid="0016ef3a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8pt" fo:font-style="italic" fo:font-weight="bold" officeooo:rsid="001becc9" officeooo:paragraph-rsid="001becc9" style:font-size-asian="8pt" style:font-style-asian="italic" style:font-weight-asian="bold" style:font-size-complex="8pt" style:font-style-complex="italic" style:font-weight-complex="bold"/>
    </style:style>
    <style:style style:name="P25" style:family="paragraph" style:parent-style-name="Standard" style:list-style-name="L2">
      <style:text-properties style:font-name="Arial" fo:font-size="8pt" fo:font-style="italic" fo:font-weight="normal" officeooo:rsid="0016ef3a" officeooo:paragraph-rsid="0016ef3a" style:font-size-asian="8pt" style:font-style-asian="italic" style:font-weight-asian="normal" style:font-size-complex="8pt" style:font-style-complex="italic" style:font-weight-complex="normal"/>
    </style:style>
    <style:style style:name="P26" style:family="paragraph" style:parent-style-name="Standard" style:list-style-name="L2">
      <style:text-properties style:font-name="Arial" fo:font-size="8pt" fo:font-style="italic" fo:font-weight="normal" officeooo:rsid="0016ef3a" officeooo:paragraph-rsid="00189906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Standard">
      <style:text-properties style:font-name="Arial" fo:font-size="8pt" fo:font-style="italic" fo:font-weight="normal" officeooo:rsid="0016ef3a" officeooo:paragraph-rsid="00189906" style:font-size-asian="8pt" style:font-style-asian="italic" style:font-weight-asian="normal" style:font-size-complex="8pt" style:font-style-complex="italic" style:font-weight-complex="normal"/>
    </style:style>
    <style:style style:name="P28" style:family="paragraph" style:parent-style-name="Standard" style:list-style-name="L3">
      <style:text-properties style:font-name="Arial" fo:font-size="8pt" fo:font-style="italic" fo:font-weight="normal" officeooo:rsid="001b5cbb" officeooo:paragraph-rsid="001b5cbb" style:font-size-asian="8pt" style:font-style-asian="italic" style:font-weight-asian="normal" style:font-size-complex="8pt" style:font-style-complex="italic" style:font-weight-complex="normal"/>
    </style:style>
    <style:style style:name="P29" style:family="paragraph" style:parent-style-name="Standard">
      <style:text-properties style:font-name="Arial" fo:font-size="8pt" fo:font-style="italic" fo:font-weight="normal" officeooo:rsid="001b5cbb" officeooo:paragraph-rsid="001b5cbb" style:font-size-asian="8pt" style:font-style-asian="italic" style:font-weight-asian="normal" style:font-size-complex="8pt" style:font-style-complex="italic" style:font-weight-complex="normal"/>
    </style:style>
    <style:style style:name="P30" style:family="paragraph" style:parent-style-name="Standard">
      <style:text-properties style:font-name="Arial" fo:font-size="8pt" fo:font-style="italic" fo:font-weight="normal" officeooo:rsid="001becc9" officeooo:paragraph-rsid="001becc9" style:font-size-asian="8pt" style:font-style-asian="italic" style:font-weight-asian="normal" style:font-size-complex="8pt" style:font-style-complex="italic" style:font-weight-complex="normal"/>
    </style:style>
    <style:style style:name="P31" style:family="paragraph" style:parent-style-name="Standard" style:list-style-name="L3">
      <style:text-properties style:font-name="Arial" fo:font-size="8pt" fo:font-style="italic" fo:font-weight="normal" officeooo:rsid="001becc9" officeooo:paragraph-rsid="001becc9" style:font-size-asian="8pt" style:font-style-asian="italic" style:font-weight-asian="normal" style:font-size-complex="8pt" style:font-style-complex="italic" style:font-weight-complex="normal"/>
    </style:style>
    <style:style style:name="P32" style:family="paragraph" style:parent-style-name="Standard" style:list-style-name="L4">
      <style:text-properties style:font-name="Arial" fo:font-size="8pt" fo:font-style="italic" fo:font-weight="normal" officeooo:rsid="001becc9" officeooo:paragraph-rsid="001becc9" style:font-size-asian="8pt" style:font-style-asian="italic" style:font-weight-asian="normal" style:font-size-complex="8pt" style:font-style-complex="italic" style:font-weight-complex="normal"/>
    </style:style>
    <style:style style:name="P33" style:family="paragraph" style:parent-style-name="Standard" style:list-style-name="L1">
      <style:text-properties style:font-name="Arial" fo:font-size="8pt" fo:font-style="italic" officeooo:rsid="0016ef3a" officeooo:paragraph-rsid="0016ef3a" style:font-size-asian="8pt" style:font-style-asian="italic" style:font-size-complex="8pt" style:font-style-complex="italic"/>
    </style:style>
    <style:style style:name="P34" style:family="paragraph" style:parent-style-name="Standard" style:list-style-name="L2">
      <style:text-properties style:font-name="Arial" fo:font-size="8pt" fo:font-style="normal" fo:font-weight="normal" officeooo:rsid="00185103" officeooo:paragraph-rsid="00185103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 fo:padding="0.0291in" fo:border-left="none" fo:border-right="none" fo:border-top="none" fo:border-bottom="0.99pt solid #000000" style:join-border="false"/>
      <style:text-properties style:font-name="Arial" fo:font-size="12pt" fo:font-weight="normal" officeooo:rsid="000fbb91" officeooo:paragraph-rsid="00154dc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break-before="page"/>
      <style:text-properties style:font-name="Arial" fo:font-size="8pt" fo:font-style="italic" fo:font-weight="normal" officeooo:rsid="0016ef3a" officeooo:paragraph-rsid="00189906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f7c" style:font-weight-asian="bold" style:font-weight-complex="bold"/>
    </style:style>
    <style:style style:name="T3" style:family="text">
      <style:text-properties fo:font-weight="bold" officeooo:rsid="00065b3b" style:font-weight-asian="bold" style:font-weight-complex="bold"/>
    </style:style>
    <style:style style:name="T4" style:family="text">
      <style:text-properties fo:font-weight="bold" officeooo:rsid="002a4d77" style:font-weight-asian="bold" style:font-weight-complex="bold"/>
    </style:style>
    <style:style style:name="T5" style:family="text">
      <style:text-properties fo:font-weight="bold" officeooo:rsid="000e1f13" style:font-weight-asian="bold" style:font-weight-complex="bold"/>
    </style:style>
    <style:style style:name="T6" style:family="text">
      <style:text-properties fo:font-weight="bold" officeooo:rsid="00296009" style:font-weight-asian="bold" style:font-weight-complex="bold"/>
    </style:style>
    <style:style style:name="T7" style:family="text">
      <style:text-properties fo:font-weight="bold" officeooo:rsid="00154dc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54dc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5fc39" style:font-style-asian="italic" style:font-style-complex="italic"/>
    </style:style>
    <style:style style:name="T12" style:family="text">
      <style:text-properties fo:font-style="italic" officeooo:rsid="0016ef3a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15fc39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6ef3a" style:font-style-asian="normal" style:font-style-complex="normal"/>
    </style:style>
    <style:style style:name="T17" style:family="text">
      <style:text-properties officeooo:rsid="00165ace"/>
    </style:style>
    <style:style style:name="T18" style:family="text">
      <style:text-properties officeooo:rsid="00185103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ize="12pt" fo:font-style="normal" style:font-size-asian="10.5pt" style:font-style-asian="normal" style:font-size-complex="12pt" style:font-style-complex="normal"/>
    </style:style>
    <style:style style:name="T21" style:family="text">
      <style:text-properties style:text-position="super 58%" fo:font-size="12pt" fo:font-style="normal" officeooo:rsid="001a6033" style:font-size-asian="10.5pt" style:font-style-asian="normal" style:font-size-complex="12pt" style:font-style-complex="normal"/>
    </style:style>
    <style:style style:name="T22" style:family="text">
      <style:text-properties style:text-position="0% 100%"/>
    </style:style>
    <style:style style:name="T23" style:family="text">
      <style:text-properties fo:font-size="12pt" fo:font-style="normal" style:font-size-asian="10.5pt" style:font-style-asian="normal" style:font-size-complex="12pt" style:font-style-complex="normal"/>
    </style:style>
    <style:style style:name="T24" style:family="text">
      <style:text-properties fo:font-size="12pt" fo:font-style="normal" officeooo:rsid="001a6033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1daae5" style:font-size-asian="10.5pt" style:font-style-asian="normal" style:font-size-complex="12pt" style:font-style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SCE 312 C</text:span><text:span text:style-name="T3">omputer Organization <text:tab/></text:span><text:span text:style-name="T4"><text:tab/></text:span><text:span text:style-name="T3"><text:tab/></text:span><text:span text:style-name="T5"><text:tab/></text:span><text:span text:style-name="T3"><text:tab/><text:tab/></text:span><text:span text:style-name="T6">1</text:span><text:span text:style-name="T7">1</text:span><text:span text:style-name="T2">/</text:span><text:span text:style-name="T7">09</text:span><text:span text:style-name="T2">/2015</text:span></text:p>
      <text:p text:style-name="P35"><text:span text:style-name="T1">Name: </text:span>Gustavo Estrela de Matos<text:tab/><text:tab/><text:tab/><text:tab/><text:tab/><text:tab/><text:tab/><text:tab/><text:span text:style-name="T9">LAB 5</text:span></text:p>
      <text:p text:style-name="P2"/>
      <text:p text:style-name="P15"><text:span text:style-name="T1">Phase 1</text:span> </text:p>
      <text:list xml:id="list2250499839228073855" text:style-name="L1">
        <text:list-item>
          <text:p text:style-name="P16">First, check what are the functions of the bomb using: <text:span text:style-name="T10">info functions</text:span></text:p>
        </text:list-item>
        <text:list-item>
          <text:p text:style-name="P17">Create a breakpoint at <text:span text:style-name="T14">phase_1 function: </text:span><text:span text:style-name="T11">break phase_1</text:span></text:p>
        </text:list-item>
        <text:list-item>
          <text:p text:style-name="P19">run &lt; input <text:span text:style-name="T16">and then, disas</text:span></text:p>
          <text:list>
            <text:list-item>
              <text:p text:style-name="P33"><text:s text:c="3"/>0x0000000000400ee4 &lt;+4&gt;:<text:tab/>mov <text:s text:c="3"/>$0x402400,%esi</text:p>
            </text:list-item>
            <text:list-item>
              <text:p text:style-name="P33"><text:s text:c="3"/>0x0000000000400ee9 &lt;+9&gt;:<text:tab/>callq <text:s/>0x401338 &lt;strings_not_equal&gt;</text:p>
            </text:list-item>
            <text:list-item>
              <text:p text:style-name="P33"><text:s text:c="3"/>0x0000000000400eee &lt;+14&gt;:<text:tab/>test <text:s text:c="2"/>%eax,%eax</text:p>
            </text:list-item>
            <text:list-item>
              <text:p text:style-name="P33"><text:s text:c="3"/>0x0000000000400ef0 &lt;+16&gt;:<text:tab/>je <text:s text:c="4"/>0x400ef7 &lt;phase_1+23&gt;</text:p>
            </text:list-item>
            <text:list-item>
              <text:p text:style-name="P33"><text:s text:c="3"/>0x0000000000400ef2 &lt;+18&gt;:<text:tab/>callq <text:s/>0x40143a &lt;explode_bomb&gt;</text:p>
            </text:list-item>
          </text:list>
        </text:list-item>
        <text:list-item>
          <text:p text:style-name="P3">We can see that it moves $0x402400 to %esi, which is a register used to store arguments for function calls. Since it calls a function called “string_not_equal”, let's see what is this constant. <text:span text:style-name="T17">To do this we step into instruction phase_1&lt;+9&gt; and see what's in %esi</text:span></text:p>
        </text:list-item>
        <text:list-item>
          <text:p text:style-name="P11">p (char *) $esi</text:p>
          <text:list>
            <text:list-header>
              <text:p text:style-name="P20">$3 = 0x402400 "Border relations with Canada have never been better."</text:p>
            </text:list-header>
          </text:list>
        </text:list-item>
        <text:list-item>
          <text:p text:style-name="P4">If we check now what is the other argument, in %rsi: <text:span text:style-name="T10">p (char * ) $rsi</text:span></text:p>
          <text:list>
            <text:list-header>
              <text:p text:style-name="P22"><text:span text:style-name="T10">$4 = 0x402400 "The input I typed."</text:span></text:p>
            </text:list-header>
          </text:list>
        </text:list-item>
        <text:list-item>
          <text:p text:style-name="P4">Now, since the code for phase_1 only checks if the strings are equal and if they are the bomb is defused, the password for phase 1 is: </text:p>
          <text:p text:style-name="P4"/>
          <text:list>
            <text:list-header>
              <text:p text:style-name="P21">"Border relations with Canada have never been better."</text:p>
              <text:p text:style-name="P22"><text:span text:style-name="T10"/></text:p>
            </text:list-header>
          </text:list>
        </text:list-item>
      </text:list>
      <text:p text:style-name="P5"/>
      <text:p text:style-name="P5">Phase 2</text:p>
      <text:list xml:id="list3123119487415424481" text:style-name="L2">
        <text:list-item>
          <text:p text:style-name="P18">Create a breakpoint at <text:span text:style-name="T14">phase_1 function: </text:span><text:span text:style-name="T11">break phase_</text:span><text:span text:style-name="T12">2</text:span></text:p>
        </text:list-item>
        <text:list-item>
          <text:p text:style-name="P12">run &lt; input <text:span text:style-name="T16">and then disas</text:span></text:p>
          <text:list>
            <text:list-item>
              <text:p text:style-name="P23"><text:s text:c="3"/><text:span text:style-name="T8">0x0000000000400f02 &lt;+6&gt;:<text:tab/>mov <text:s text:c="3"/>%rsp,%rsi</text:span></text:p>
            </text:list-item>
            <text:list-item>
              <text:p text:style-name="P25"><text:s text:c="3"/>0x0000000000400f05 &lt;+9&gt;:<text:tab/>callq <text:s/>0x40145c &lt;read_six_numbers&gt;</text:p>
            </text:list-item>
            <text:list-item>
              <text:p text:style-name="P25"><text:s text:c="3"/>0x0000000000400f0a &lt;+14&gt;:<text:tab/>cmpl <text:s text:c="2"/>$0x1,(%rsp)</text:p>
            </text:list-item>
            <text:list-item>
              <text:p text:style-name="P25"><text:s text:c="3"/>0x0000000000400f0e &lt;+18&gt;:<text:tab/>je <text:s text:c="4"/>0x400f30 &lt;phase_2+52&gt;</text:p>
            </text:list-item>
            <text:list-item>
              <text:p text:style-name="P25"><text:s text:c="3"/>0x0000000000400f10 &lt;+20&gt;:<text:tab/>callq <text:s/>0x40143a &lt;explode_bomb&gt;</text:p>
            </text:list-item>
            <text:list-item>
              <text:p text:style-name="P25"><text:s text:c="3"/>0x0000000000400f15 &lt;+25&gt;:<text:tab/>jmp <text:s text:c="3"/>0x400f30 &lt;phase_2+52&gt;</text:p>
            </text:list-item>
            <text:list-item>
              <text:p text:style-name="P25"><text:s text:c="3"/>0x0000000000400f17 &lt;+27&gt;:<text:tab/>mov <text:s text:c="3"/>-0x4(%rbx),%eax</text:p>
            </text:list-item>
            <text:list-item>
              <text:p text:style-name="P25"><text:s text:c="3"/>0x0000000000400f1a &lt;+30&gt;:<text:tab/>add <text:s text:c="3"/>%eax,%eax</text:p>
            </text:list-item>
            <text:list-item>
              <text:p text:style-name="P25"><text:s text:c="3"/>0x0000000000400f1c &lt;+32&gt;:<text:tab/>cmp <text:s text:c="3"/>%eax,(%rbx)</text:p>
            </text:list-item>
            <text:list-item>
              <text:p text:style-name="P25"><text:s text:c="3"/>0x0000000000400f1e &lt;+34&gt;:<text:tab/>je <text:s text:c="4"/>0x400f25 &lt;phase_2+41&gt;</text:p>
            </text:list-item>
            <text:list-item>
              <text:p text:style-name="P25"><text:s text:c="3"/>0x0000000000400f20 &lt;+36&gt;:<text:tab/>callq <text:s/>0x40143a &lt;explode_bomb&gt;</text:p>
            </text:list-item>
            <text:list-item>
              <text:p text:style-name="P25"><text:s text:c="3"/>0x0000000000400f25 &lt;+41&gt;:<text:tab/>add <text:s text:c="3"/>$0x4,%rbx</text:p>
            </text:list-item>
            <text:list-item>
              <text:p text:style-name="P25"><text:s text:c="3"/>0x0000000000400f29 &lt;+45&gt;:<text:tab/>cmp <text:s text:c="3"/>%rbp,%rbx</text:p>
            </text:list-item>
            <text:list-item>
              <text:p text:style-name="P25"><text:s text:c="3"/>0x0000000000400f2c &lt;+48&gt;:<text:tab/>jne <text:s text:c="3"/>0x400f17 &lt;phase_2+27&gt;</text:p>
            </text:list-item>
            <text:list-item>
              <text:p text:style-name="P25"><text:s text:c="3"/>0x0000000000400f2e &lt;+50&gt;:<text:tab/>jmp <text:s text:c="3"/>0x400f3c &lt;phase_2+64&gt;</text:p>
            </text:list-item>
            <text:list-item>
              <text:p text:style-name="P25"><text:s text:c="3"/>0x0000000000400f30 &lt;+52&gt;:<text:tab/>lea <text:s text:c="3"/>0x4(%rsp),%rbx</text:p>
            </text:list-item>
            <text:list-item>
              <text:p text:style-name="P25"><text:s text:c="3"/>0x0000000000400f35 &lt;+57&gt;:<text:tab/>lea <text:s text:c="3"/>0x18(%rsp),%rbp</text:p>
            </text:list-item>
            <text:list-item>
              <text:p text:style-name="P25"><text:s text:c="3"/>0x0000000000400f3a &lt;+62&gt;:<text:tab/>jmp <text:s text:c="3"/>0x400f17 &lt;phase_2+27&gt;</text:p>
            </text:list-item>
            <text:list-item>
              <text:p text:style-name="P25"><text:s text:c="3"/>0x0000000000400f3c &lt;+64&gt;:<text:tab/>add <text:s text:c="3"/>$0x28,%rsp</text:p>
            </text:list-item>
            <text:list-item>
              <text:p text:style-name="P25"><text:s text:c="3"/>0x0000000000400f40 &lt;+68&gt;:<text:tab/>pop <text:s text:c="3"/>%rbx</text:p>
            </text:list-item>
            <text:list-item>
              <text:p text:style-name="P25"><text:s text:c="3"/>0x0000000000400f41 &lt;+69&gt;:<text:tab/>pop <text:s text:c="3"/>%rbp</text:p>
            </text:list-item>
            <text:list-item>
              <text:p text:style-name="P25"><text:s text:c="3"/>0x0000000000400f42 &lt;+70&gt;:<text:tab/>retq <text:s/></text:p>
            </text:list-item>
          </text:list>
        </text:list-item>
        <text:list-item>
          <text:p text:style-name="P7">In the first lines <text:span text:style-name="T18">that the function read_six_numbers receives the stack pointer as an argument. I typed 6 numbers to see what happened after that to the stack, and:</text:span></text:p>
          <text:list>
            <text:list-item>
              <text:p text:style-name="P34">(gdb) p *(int *) ($rsp)</text:p>
            </text:list-item>
            <text:list-item>
              <text:p text:style-name="P34">$5 = &lt;first typed number&gt;</text:p>
            </text:list-item>
            <text:list-item>
              <text:p text:style-name="P34">(gdb) p *(int *) ($rsp + 0x4)</text:p>
            </text:list-item>
            <text:list-item>
              <text:p text:style-name="P34">$7 = &lt;second typed number&gt;</text:p>
            </text:list-item>
            <text:list-item>
              <text:p text:style-name="P34"><text:soft-page-break/>(gdb) p *(int *) ($rsp + 0x8)</text:p>
            </text:list-item>
            <text:list-item>
              <text:p text:style-name="P34">$8 = &lt;third typed number&gt;</text:p>
            </text:list-item>
            <text:list-item>
              <text:p text:style-name="P34">(gdb) p *(int *) ($rsp + 0xc)</text:p>
            </text:list-item>
            <text:list-item>
              <text:p text:style-name="P34">$9 = &lt;4<text:span text:style-name="T19">th</text:span> typed number&gt;</text:p>
            </text:list-item>
            <text:list-item>
              <text:p text:style-name="P34">(gdb) p *(int *) ($rsp + 0x10)</text:p>
            </text:list-item>
            <text:list-item>
              <text:p text:style-name="P34">$11 = &lt;5<text:span text:style-name="T19">th</text:span> typed number&gt;</text:p>
            </text:list-item>
            <text:list-item>
              <text:p text:style-name="P34">(gdb) p *(int *) ($rsp + 0x14)</text:p>
            </text:list-item>
            <text:list-item>
              <text:p text:style-name="P34">$12 = &lt;6<text:span text:style-name="T19">th</text:span> typed number&gt;</text:p>
            </text:list-item>
          </text:list>
        </text:list-item>
        <text:list-item>
          <text:p text:style-name="P8">The function read six integers and put them in the stack. After that there is a comparison between $0x1 and the first read number. If they are not equal the bomb explode. Then the 1<text:span text:style-name="T19">st</text:span> number must be 1.</text:p>
        </text:list-item>
        <text:list-item>
          <text:p text:style-name="P9">After that, there is a jump to &lt;phase_2 + 52&gt;, where:</text:p>
          <text:list>
            <text:list-item>
              <text:p text:style-name="P26">0x0000000000400f30 &lt;+52&gt;:<text:tab/>lea <text:s text:c="3"/>0x4(%rsp),%rbx</text:p>
            </text:list-item>
            <text:list-item>
              <text:p text:style-name="P26">0x0000000000400f35 &lt;+57&gt;:<text:tab/>lea <text:s text:c="3"/>0x18(%rsp),%rbp</text:p>
            </text:list-item>
            <text:list-item>
              <text:p text:style-name="P26">0x0000000000400f3a &lt;+62&gt;:<text:tab/>jmp <text:s text:c="3"/>0x400f17 &lt;phase_2+27&gt;</text:p>
            </text:list-item>
          </text:list>
        </text:list-item>
      </text:list>
      <text:p text:style-name="P27"><text:tab/><text:span text:style-name="T24">We copy the address of the second argument to %rbx and the 6</text:span><text:span text:style-name="T21">th</text:span><text:span text:style-name="T24"> older element in the stack. Then we jump to &lt;phase_2+27&gt;</text:span></text:p>
      <text:list xml:id="list4942410856089342770" text:style-name="L3">
        <text:list-item>
          <text:p text:style-name="P10">In &lt;phase_2+27&gt;:</text:p>
          <text:list>
            <text:list-item>
              <text:p text:style-name="P28"><text:s text:c="3"/>0x0000000000400f17 &lt;+27&gt;:<text:tab/>mov <text:s text:c="3"/>-0x4(%rbx),%eax</text:p>
            </text:list-item>
            <text:list-item>
              <text:p text:style-name="P28"><text:s text:c="3"/>0x0000000000400f1a &lt;+30&gt;:<text:tab/>add <text:s text:c="3"/>%eax,%eax</text:p>
            </text:list-item>
            <text:list-item>
              <text:p text:style-name="P28"><text:s text:c="3"/>0x0000000000400f1c &lt;+32&gt;:<text:tab/>cmp <text:s text:c="3"/>%eax,(%rbx)</text:p>
            </text:list-item>
            <text:list-item>
              <text:p text:style-name="P28"><text:s text:c="3"/>0x0000000000400f1e &lt;+34&gt;:<text:tab/>je <text:s text:c="4"/>0x400f25 &lt;phase_2+41&gt;</text:p>
            </text:list-item>
            <text:list-item>
              <text:p text:style-name="P31"><text:s text:c="3"/>0x0000000000400f20 &lt;+36&gt;:<text:tab/>callq <text:s/>0x40143a &lt;explode_bomb&gt;</text:p>
            </text:list-item>
          </text:list>
        </text:list-item>
      </text:list>
      <text:p text:style-name="P13"><text:tab/><text:span text:style-name="T15">In this part we verify if the element that came after the current element pointed by %rbx is exactly twice the first one. If not the bomb explodes. If they are we jump to &lt;phase_2+41&gt;.</text:span></text:p>
      <text:list xml:id="list499295579056436958" text:style-name="L4">
        <text:list-item>
          <text:p text:style-name="P14"><text:span text:style-name="T15">In &lt;phase_2+41&gt;:</text:span></text:p>
          <text:list>
            <text:list-item>
              <text:p text:style-name="P32"><text:span text:style-name="T15">0x0000000000400f25 &lt;+41&gt;:<text:tab/>add <text:s text:c="3"/>$0x4,%rbx</text:span></text:p>
            </text:list-item>
            <text:list-item>
              <text:p text:style-name="P32"><text:span text:style-name="T15">0x0000000000400f29 &lt;+45&gt;:<text:tab/>cmp <text:s text:c="3"/>%rbp,%rbx</text:span></text:p>
            </text:list-item>
            <text:list-item>
              <text:p text:style-name="P32"><text:span text:style-name="T15">0x0000000000400f2c &lt;+48&gt;:<text:tab/>jne <text:s text:c="3"/>0x400f17 &lt;phase_2+27&gt;</text:span></text:p>
            </text:list-item>
            <text:list-item>
              <text:p text:style-name="P32"><text:span text:style-name="T15">0x0000000000400f2e &lt;+50&gt;:<text:tab/>jmp <text:s text:c="3"/>0x400f3c &lt;phase_2+64&gt;</text:span></text:p>
            </text:list-item>
          </text:list>
        </text:list-item>
      </text:list>
      <text:p text:style-name="P30"><text:span text:style-name="T15"><text:tab/></text:span><text:span text:style-name="T23">In this part, we update %rbx to point to the next entered number and we compare if %rbp and %rbx points to the same place. Remember that %rbx saves the address right after the 6</text:span><text:span text:style-name="T20">th</text:span><text:span text:style-name="T23"> entered number, so this will be true when we add 0x4 to %rbx 6 times. If they are equal e end the function, otherwise we </text:span><text:span text:style-name="T25">jump back to line 27 to verify the same thing, if the next number is alos twice the last one. Then, the answer to this phase is:</text:span></text:p>
      <text:p text:style-name="P24"><text:span text:style-name="T25"/></text:p>
      <text:p text:style-name="P24"><text:span text:style-name="T25">1 2 4 8 16 32</text:span></text:p>
      <text:p text:style-name="P29"><text:tab/></text:p>
      <text:p text:style-name="P6">Other Phases</text:p>
      <text:p text:style-name="P6"><text:tab/><text:span text:style-name="T13"> </text:span><text:span text:style-name="T8">I also defused phase 3, phase 4, and phase 5 which has, repectively, the passwords </text:span>3 256<text:span text:style-name="T8">,</text:span> 1 0<text:span text:style-name="T8">,</text:span> 3 4.</text:p>
      <text:p text:style-name="P36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2:17:52.379097406</meta:creation-date>
    <meta:generator>LibreOffice/4.4.2.2$Linux_X86_64 LibreOffice_project/40m0$Build-2</meta:generator>
    <dc:date>2015-11-07T16:46:25.395376761</dc:date>
    <meta:editing-duration>PT17M59S</meta:editing-duration>
    <meta:editing-cycles>5</meta:editing-cycles>
    <meta:document-statistic meta:table-count="0" meta:image-count="0" meta:object-count="0" meta:page-count="3" meta:paragraph-count="81" meta:word-count="744" meta:character-count="4655" meta:non-whitespace-character-count="3836"/>
  </office:meta>
</office:document-meta>
</file>